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Arial1" svg:font-family="Arial" style:font-pitch="variable"/>
    <style:font-face style:name="DejaVu Sans" svg:font-family="'DejaVu Sans'" style:font-pitch="variable"/>
    <style:font-face style:name="HG Mincho Light J" svg:font-family="'HG Mincho Light J'" style:font-pitch="variable"/>
    <style:font-face style:name="Arial" svg:font-family="Arial" style:font-family-generic="roman"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style>
    <style:style style:name="P9" style:family="paragraph" style:parent-style-name="Standard">
      <style:paragraph-properties fo:line-height="100%" fo:text-align="start" style:justify-single-word="false">
        <style:tab-stops>
          <style:tab-stop style:position="0.5in"/>
        </style:tab-stops>
      </style:paragraph-properties>
    </style:style>
    <style:style style:name="P10" style:family="paragraph" style:parent-style-name="Standard">
      <style:paragraph-properties fo:margin-left="3.939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12"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13"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master-page-name="Standard">
      <style:paragraph-properties fo:margin-left="0in" fo:margin-right="0in" fo:text-align="start" style:justify-single-word="false" fo:text-indent="0in" style:auto-text-indent="false" style:page-number="551" fo:break-before="page"/>
      <style:text-properties style:text-outline="true" style:font-name="Liberation Serif1" fo:font-size="12pt" fo:font-style="normal" style:font-size-asian="10.5pt" style:font-style-asian="normal" style:font-size-complex="12pt" style:font-style-complex="normal"/>
    </style:style>
    <style:style style:name="P15"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paragraph-properties fo:line-height="100%" fo:text-align="start" style:justify-single-word="false">
        <style:tab-stops>
          <style:tab-stop style:position="0.5in"/>
        </style:tab-stops>
      </style:paragraph-properties>
    </style:style>
    <style:style style:name="P18" style:family="paragraph" style:parent-style-name="Standard" style:list-style-name="L2">
      <style:paragraph-properties fo:line-height="100%" fo:text-align="start" style:justify-single-word="false">
        <style:tab-stops>
          <style:tab-stop style:position="0.5in"/>
        </style:tab-stops>
      </style:paragraph-properties>
    </style:style>
    <style:style style:name="P19"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2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22" style:family="paragraph" style:parent-style-name="Standard">
      <style:paragraph-properties fo:margin-left="2.9543in" fo:margin-right="0in" fo:line-height="100%" fo:text-align="start" style:justify-single-word="false" fo:text-indent="0in" style:auto-text-indent="false">
        <style:tab-stops>
          <style:tab-stop style:position="0.5in"/>
        </style:tab-stops>
      </style:paragraph-properties>
    </style:style>
    <style:style style:name="P23" style:family="paragraph">
      <style:text-properties fo:font-size="10pt" style:font-size-asian="10pt" style:font-size-complex="10pt"/>
    </style:style>
    <style:style style:name="P2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HG Mincho Light J" style:font-size-asian="18pt" style:font-style-asian="normal" style:font-weight-asian="normal" style:font-name-complex="Arial1" style:font-size-complex="18pt" style:font-style-complex="normal" style:font-weight-complex="normal" style:text-emphasize="none" style:font-relief="none"/>
    </style:style>
    <style:style style:name="P25" style:family="paragraph">
      <style:paragraph-properties fo:margin-left="0in" fo:margin-right="0in" fo:margin-top="0in" fo:margin-bottom="0in" fo:line-height="100%" fo:text-align="center" fo:text-indent="0in"/>
    </style:style>
    <style:style style:name="P26"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erif1" fo:font-size="12pt" fo:font-style="normal" fo:text-shadow="none" style:text-underline-style="none" fo:font-weight="normal" style:font-name-asian="HG Mincho Light J" style:font-size-asian="12pt" style:font-style-asian="normal" style:font-weight-asian="normal" style:font-name-complex="Arial1" style:font-size-complex="12pt" style:font-style-complex="normal" style:font-weight-complex="normal" style:text-emphasize="none" style:font-relief="none"/>
    </style:style>
    <style:style style:name="P27" style:family="paragraph">
      <style:paragraph-properties fo:text-align="end"/>
    </style:style>
    <style:style style:name="P28" style:family="paragraph">
      <style:paragraph-properties fo:text-align="end"/>
      <style:text-properties style:font-name="Liberation Serif1"/>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use-window-font-color="true" style:text-position="sub 58%"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style:font-name="Times" fo:font-size="10pt" style:font-name-asian="DejaVuSans" style:font-size-asian="10pt" style:font-name-complex="Tahoma" style:font-size-complex="10pt"/>
    </style:style>
    <style:style style:name="T10" style:family="text">
      <style:text-properties style:use-window-font-color="true" style:text-outline="false" style:text-line-through-style="none" style:font-name="Liberation Serif1" fo:font-size="12pt" fo:font-style="normal" fo:text-shadow="none" style:text-underline-style="none" fo:font-weight="normal" style:font-name-asian="HG Mincho Light J" style:font-size-asian="12pt" style:font-style-asian="normal" style:font-weight-asian="normal" style:font-name-complex="Arial1" style:font-size-complex="12pt" style:font-style-complex="normal" style:font-weight-complex="normal" style:text-emphasize="none" style:font-relief="none"/>
    </style:style>
    <style:style style:name="T11" style:family="text">
      <style:text-properties style:font-name="Liberation Serif1"/>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style:style style:name="fr3" style:family="graphic" style:parent-style-name="Formula">
      <style:graphic-properties fo:margin-left="0in" fo:margin-right="0in"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199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color="#00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4"><text:span text:style-name="T1">C</text:span><text:span text:style-name="T2">HAPTER </text:span><text:span text:style-name="T1">25</text:span></text:p>
      <text:p text:style-name="P5"><text:span text:style-name="T3">D</text:span><text:span text:style-name="T4">ILUTIONS </text:span><text:span text:style-name="T3">&amp; A</text:span><text:span text:style-name="T4">LLIGATIONS</text:span></text:p>
      <text:p text:style-name="P10">“Dilution is the solution to pollution.”</text:p>
      <text:p text:style-name="P7">--A misguided statement </text:p>
      <text:p text:style-name="P7">from the EPA in the 70s.</text:p>
      <text:p text:style-name="P6"/>
      <text:p text:style-name="P3">In a previous chapter the concepts of dilutions, alligations, and various mixtures were introduced along with problem solving methods with simple names like the dilution formula, the alligation method and ratio-proportions. Previously were either given problems that could have been solved with any of the aforementioned ways, or if they could not you were instructed as to which method to use. This chapter is going to review those concepts but also help you identify which ways each problem could be solved. So, we will be reviewing and/or learning the following concepts in this chapter:</text:p>
      <text:p text:style-name="P3"/>
      <text:list xml:id="list988089394" text:style-name="L1">
        <text:list-item>
          <text:p text:style-name="P15">the dilution formula,</text:p>
        </text:list-item>
        <text:list-item>
          <text:p text:style-name="P15">the alligation method, </text:p>
        </text:list-item>
        <text:list-item>
          <text:p text:style-name="P15">a series of ratio-proportions, and</text:p>
        </text:list-item>
        <text:list-item>
          <text:p text:style-name="P15">determining which method(s) to use.</text:p>
        </text:list-item>
      </text:list>
      <text:p text:style-name="P3"/>
      <text:p text:style-name="P3">Let's begin with some simple definitions for dilution, alligation, and mixture with respect to healthcare.</text:p>
      <text:p text:style-name="P3"/>
      <text:p text:style-name="P3"><text:span text:style-name="T7">dilution</text:span> – Mixing <text:span text:style-name="T7">a</text:span> substance (such as a medication) with <text:span text:style-name="T7">a</text:span> diluent/solvent to decrease its concentration is considered a dilution. As this method is intended only for when mixing 2 items, one with a particular ingredient and the other without the same ingredient this can always be solved with either the dilution formula or as a series of ratio-proportions. If the starting concentration of the ingredient is known as well as its final (or desired) concentration then you can use the alligation method can be used also because the diluent/solvent has a concentration of 0%.</text:p>
      <text:p text:style-name="P3"/>
      <text:p text:style-name="P3"><text:span text:style-name="T7">alligation</text:span> – An alligation is when <text:span text:style-name="T7">two</text:span> items with different concentrations of the same substance are being mixed together and the final (or desired) concentration (which must be in-between the other two concentrations) is known. The alligation method may be used for this kind of problem. If one of the starting ingredients is actually a diluent/solvent with a concentration of 0% then you may also solve this with either the dilution formula or as a series of ratio-proportions.</text:p>
      <text:p text:style-name="P3"/>
      <text:p text:style-name="P3"><text:span text:style-name="T7">mixture</text:span> – A mixture involves mixing <text:span text:style-name="T7">2 or more</text:span> ingredients of varying concentrations together. If the mixture only contains one starting ingredient with active substance in it it may be treated as a dilution. If it has two initial components containing active ingredient and you know what the final (or desired) concentration is supposed to be you may treat is as an alligation. If it has two or more components containing the measured ingredient and you need to solve for the final concentration, then you would use a series of ratio-proportions.</text:p>
      <text:p text:style-name="P3"/>
      <text:p text:style-name="P3">Now, we should take a moment and look at several practice problems and initially determine which methods can be utilized to solve each one. After we have successfully identified problem solving <text:soft-page-break/>methods we will review the actual processes used to solve these problems.</text:p>
      <text:p text:style-name="P3"/>
      <text:p text:style-name="P4">Practice Problems</text:p>
      <text:p text:style-name="P3">When looking at the problems below only determine which method(s) (alligation method, dilution formula, and a series of ratio-proportions) would function for solving them. You do not need to solve them.......yet.</text:p>
      <text:p text:style-name="P3"/>
      <text:list xml:id="list621603573" text:style-name="L2">
        <text:list-item>
          <text:p text:style-name="P18">You have 50 mL of a 15% solution. You dilute the solution to 150 mL. What is the final percentage strength of this solution?</text:p>
        </text:list-item>
      </text:list>
      <text:p text:style-name="P9"/>
      <text:p text:style-name="P9"/>
      <text:p text:style-name="P9"/>
      <text:list xml:id="list831981409" text:continue-numbering="true" text:style-name="L2">
        <text:list-item>
          <text:p text:style-name="P18">Available in stock is a 70% dextrose solution and a 40% dextrose solution. How many mL of each stock solution would be needed to prepare a liter of 45% dextrose?</text:p>
        </text:list-item>
      </text:list>
      <text:p text:style-name="P9"/>
      <text:p text:style-name="P9"/>
      <text:p text:style-name="P9"/>
      <text:list xml:id="list290105230" text:continue-numbering="true" text:style-name="L2">
        <text:list-item>
          <text:p text:style-name="P18">On hand in the pharmacy are three different percentage strength solution; 200 mL of 80% solution, 100 mL of 40% solution, and 50 mL of 20% solution. If all three solutions are mixed together, what would be the final volume and the final concentration?</text:p>
        </text:list-item>
      </text:list>
      <text:p text:style-name="P9"/>
      <text:p text:style-name="P9"/>
      <text:p text:style-name="P9"/>
      <text:list xml:id="list139571821" text:continue-numbering="true" text:style-name="L2">
        <text:list-item>
          <text:p text:style-name="P18">Determine how many mL of a 14.6% sodium chloride solution and how many mL of SWFI need to be mixed together to make 500 mL of ¼NS (0.225% sodium chloride). </text:p>
        </text:list-item>
      </text:list>
      <text:p text:style-name="P9"/>
      <text:p text:style-name="P9"/>
      <text:p text:style-name="P9"/>
      <text:p text:style-name="P3"/>
      <text:p text:style-name="P3"/>
      <text:p text:style-name="P3"><draw:frame text:anchor-type="paragraph" draw:z-index="1" draw:style-name="gr1" draw:text-style-name="P23" svg:width="6.915in" svg:height="0.6705in" draw:transform="rotate (3.1415926535892) translate (6.91666666666667in 0.559722222222222in)"><draw:text-box><text:p><text:span text:style-name="T9">1) This problem could be solved with either the dilution formula or with a series of ratio proportions.</text:span></text:p><text:p><text:span text:style-name="T9">2) This problem could be solved with the alligation method.</text:span></text:p><text:p><text:span text:style-name="T9">3) This problem could be solved with a series of ratio-proportions.</text:span></text:p><text:p><text:span text:style-name="T9">4) This problem could be solved with the alligation method, the dilution formula, or with a series of ratio proportions.</text:span></text:p></draw:text-box></draw:frame></text:p>
      <text:p text:style-name="P3"/>
      <text:p text:style-name="P3"/>
      <text:p text:style-name="P3"/>
      <text:p text:style-name="P3">Identifying problem solving methods is something that improves with proper practice. Now let's solve each of these problems using the various methodologies discussed. This will provide a good opportunity to reacquaint yourself with the actual problem solving methods themselves.</text:p>
      <text:p text:style-name="P3"/>
      <text:p text:style-name="P4">Examples</text:p>
      <text:p text:style-name="P3"/>
      <text:list xml:id="list1534983953" text:continue-list="list139571821" text:style-name="L2">
        <text:list-item text:start-value="1">
          <text:p text:style-name="P18">You have 50 mL of a 15% solution. You dilute the solution to 150 mL. What is the final percentage strength of this solution?</text:p>
        </text:list-item>
      </text:list>
      <text:p text:style-name="P9"/>
      <text:p text:style-name="P11">First, let's demonstrate this using <text:s/>a series of ratio-proportions:</text:p>
      <text:p text:style-name="P12"><draw:frame draw:style-name="fr2" draw:name="Object1" text:anchor-type="as-char" svg:width="1.2291in" svg:height="0.3929in" draw:z-index="2"><draw:object xlink:href="./Object 1" xlink:type="simple" xlink:show="embed" xlink:actuate="onLoad"/><draw:image xlink:href="./ObjectReplacements/Object 1" xlink:type="simple" xlink:show="embed" xlink:actuate="onLoad"/></draw:frame></text:p>
      <text:p text:style-name="P12"><draw:frame draw:style-name="fr2" draw:name="Object2" text:anchor-type="as-char" svg:width="0.6701in" svg:height="0.1839in" draw:z-index="3"><draw:object xlink:href="./Object 2" xlink:type="simple" xlink:show="embed" xlink:actuate="onLoad"/><draw:image xlink:href="./ObjectReplacements/Object 2" xlink:type="simple" xlink:show="embed" xlink:actuate="onLoad"/></draw:frame></text:p>
      <text:p text:style-name="P12"><text:soft-page-break/><draw:frame draw:style-name="fr2" draw:name="Object3" text:anchor-type="as-char" svg:width="1.3126in" svg:height="0.3929in" draw:z-index="4"><draw:object xlink:href="./Object 3" xlink:type="simple" xlink:show="embed" xlink:actuate="onLoad"/><draw:image xlink:href="./ObjectReplacements/Object 3" xlink:type="simple" xlink:show="embed" xlink:actuate="onLoad"/></draw:frame></text:p>
      <text:p text:style-name="P12"><draw:frame draw:style-name="fr2" draw:name="Object4" text:anchor-type="as-char" svg:width="0.628in" svg:height="0.1839in" draw:z-index="5"><draw:object xlink:href="./Object 4" xlink:type="simple" xlink:show="embed" xlink:actuate="onLoad"/><draw:image xlink:href="./ObjectReplacements/Object 4" xlink:type="simple" xlink:show="embed" xlink:actuate="onLoad"/></draw:frame></text:p>
      <text:p text:style-name="P8"/>
      <text:p text:style-name="P11">Now let's solve this with the dilution formula:</text:p>
      <text:p text:style-name="P12">The dilution formula is <text:span text:style-name="T5">C</text:span><text:span text:style-name="T6">1</text:span><text:span text:style-name="T5">Q</text:span><text:span text:style-name="T6">1</text:span><text:span text:style-name="T5"> = C</text:span><text:span text:style-name="T6">2</text:span><text:span text:style-name="T5">Q</text:span><text:span text:style-name="T6">2</text:span> </text:p>
      <text:p text:style-name="P12"/>
      <text:p text:style-name="P13">C<text:span text:style-name="T8">1</text:span> = stock concentration is 15%</text:p>
      <text:p text:style-name="P13">Q<text:span text:style-name="T8">1</text:span> = stock quantity is 50 mL</text:p>
      <text:p text:style-name="P13">C<text:span text:style-name="T8">2</text:span> = final concentration is ???</text:p>
      <text:p text:style-name="P13">Q<text:span text:style-name="T8">2</text:span> = final quantity is 150 mL</text:p>
      <text:p text:style-name="P13"/>
      <text:p text:style-name="P13"><draw:frame draw:style-name="fr3" draw:name="Object5" text:anchor-type="as-char" svg:width="2.1665in" svg:height="0.2126in" draw:z-index="6"><draw:object xlink:href="./Object 5" xlink:type="simple" xlink:show="embed" xlink:actuate="onLoad"/><draw:image xlink:href="./ObjectReplacements/Object 5" xlink:type="simple" xlink:show="embed" xlink:actuate="onLoad"/></draw:frame> </text:p>
      <text:p text:style-name="P13"/>
      <text:p text:style-name="P13"><draw:frame draw:style-name="fr3" draw:name="Object6" text:anchor-type="as-char" svg:width="2.25in" svg:height="0.4217in" draw:z-index="7"><draw:object xlink:href="./Object 6" xlink:type="simple" xlink:show="embed" xlink:actuate="onLoad"/><draw:image xlink:href="./ObjectReplacements/Object 6" xlink:type="simple" xlink:show="embed" xlink:actuate="onLoad"/></draw:frame></text:p>
      <text:p text:style-name="P13"/>
      <text:p text:style-name="P12"><text:span text:style-name="T5"><draw:frame draw:style-name="fr2" draw:name="Object7" text:anchor-type="as-char" svg:width="0.6602in" svg:height="0.2091in" draw:z-index="8"><draw:object xlink:href="./Object 7" xlink:type="simple" xlink:show="embed" xlink:actuate="onLoad"/><draw:image xlink:href="./ObjectReplacements/Object 7" xlink:type="simple" xlink:show="embed" xlink:actuate="onLoad"/><svg:desc>formula</svg:desc></draw:frame></text:span></text:p>
      <text:p text:style-name="P9"/>
      <text:list xml:id="list360642172" text:continue-numbering="true" text:style-name="L2">
        <text:list-item>
          <text:p text:style-name="P18">Available in stock is a 70% dextrose solution and a 40% dextrose solution. How many mL of each stock solution would be needed to prepare a liter of 45% dextrose?</text:p>
        </text:list-item>
      </text:list>
      <text:p text:style-name="P9"/>
      <text:p text:style-name="P11">We will solve this problem using the alligation method.</text:p>
      <text:p text:style-name="P11"/>
      <text:p text:style-name="P13">high concentration = 70%</text:p>
      <text:p text:style-name="P13">desired concentration = 45%</text:p>
      <text:p text:style-name="P13">low concentration = 40% </text:p>
      <text:p text:style-name="P13">final quantity = 1000 mL</text:p>
      <text:p text:style-name="P11"/>
      <text:p text:style-name="P22"><draw:g text:anchor-type="paragraph" draw:z-index="9" draw:style-name="gr2"><draw:line draw:style-name="gr3" draw:text-style-name="P24" svg:x1="1.4827in" svg:y1="0.0138in" svg:x2="1.4827in" svg:y2="1.4039in"><text:p/></draw:line><draw:line draw:style-name="gr3" draw:text-style-name="P24" svg:x1="2.0311in" svg:y1="0.0138in" svg:x2="2.0311in" svg:y2="1.4039in"><text:p/></draw:line><draw:line draw:style-name="gr3" draw:text-style-name="P24" svg:x1="0.9854in" svg:y1="0.411in" svg:x2="2.476in" svg:y2="0.411in"><text:p/></draw:line><draw:line draw:style-name="gr3" draw:text-style-name="P24" svg:x1="0.9854in" svg:y1="0.9583in" svg:x2="2.476in" svg:y2="0.9583in"><text:p/></draw:line><draw:line draw:style-name="gr3" draw:text-style-name="P24" svg:x1="2.0795in" svg:y1="1.4035in" svg:x2="2.4772in" svg:y2="1.4035in"><text:p/></draw:line><draw:frame draw:style-name="gr4" draw:text-style-name="P26" svg:width="0.7953in" svg:height="0.298in" svg:x="0.7874in" svg:y="0.0673in"><draw:text-box><text:p text:style-name="P25"><text:span text:style-name="T10">70%</text:span></text:p></draw:text-box></draw:frame><draw:frame draw:style-name="gr4" draw:text-style-name="P26" svg:width="0.7953in" svg:height="0.298in" svg:x="0.7874in" svg:y="1.0528in"><draw:text-box><text:p text:style-name="P25"><text:span text:style-name="T10">40%</text:span></text:p></draw:text-box></draw:frame><draw:frame draw:style-name="gr5" draw:text-style-name="P26" svg:width="0.7953in" svg:height="0.2988in" svg:x="1.3665in" svg:y="0.5358in"><draw:text-box><text:p text:style-name="P25"><text:span text:style-name="T10">45%</text:span></text:p></draw:text-box></draw:frame><draw:line draw:style-name="gr6" draw:text-style-name="P24" svg:x1="1.3839in" svg:y1="1.0598in" svg:x2="2.1787in" svg:y2="0.2654in"><text:p/></draw:line><draw:line draw:style-name="gr6" draw:text-style-name="P24" svg:x1="1.3839in" svg:y1="0.2654in" svg:x2="2.1787in" svg:y2="1.0598in"><text:p/></draw:line><draw:frame draw:style-name="gr4" draw:text-style-name="P26" svg:width="0.7953in" svg:height="0.298in" svg:x="1.9921in" svg:y="0.0673in"><draw:text-box><text:p text:style-name="P25"><text:span text:style-name="T10">5</text:span></text:p></draw:text-box></draw:frame><draw:frame draw:style-name="gr4" draw:text-style-name="P26" svg:width="0.7953in" svg:height="0.298in" svg:x="1.9921in" svg:y="1.0366in"><draw:text-box><text:p text:style-name="P25"><text:span text:style-name="T10">25</text:span></text:p></draw:text-box></draw:frame></draw:g><draw:frame draw:style-name="fr3" draw:name="Object8" text:anchor-type="as-char" svg:width="2.8598in" svg:height="0.3929in" draw:z-index="11"><draw:object xlink:href="./Object 8" xlink:type="simple" xlink:show="embed" xlink:actuate="onLoad"/><draw:image xlink:href="./ObjectReplacements/Object 8" xlink:type="simple" xlink:show="embed" xlink:actuate="onLoad"/></draw:frame></text:p>
      <text:p text:style-name="P22"/>
      <text:p text:style-name="P22"/>
      <text:p text:style-name="P22"/>
      <text:p text:style-name="P22"><draw:frame draw:style-name="fr3" draw:name="Object9" text:anchor-type="as-char" svg:width="2.8598in" svg:height="0.3929in" draw:z-index="12"><draw:object xlink:href="./Object 9" xlink:type="simple" xlink:show="embed" xlink:actuate="onLoad"/><draw:image xlink:href="./ObjectReplacements/Object 9" xlink:type="simple" xlink:show="embed" xlink:actuate="onLoad"/></draw:frame></text:p>
      <text:p text:style-name="P9"><draw:frame text:anchor-type="paragraph" draw:z-index="10" draw:style-name="gr7" draw:text-style-name="P28" svg:width="0.3094in" svg:height="0.1961in" svg:x="2.1717in" svg:y="0.1354in"><draw:text-box><text:p text:style-name="P27"><text:span text:style-name="T11">30</text:span></text:p></draw:text-box></draw:frame></text:p>
      <text:p text:style-name="P9"/>
      <text:p text:style-name="P9"/>
      <text:list xml:id="list54172006" text:continue-numbering="true" text:style-name="L2">
        <text:list-item>
          <text:p text:style-name="P18">On hand in the pharmacy are three different percentage strength solution; 200 mL of 80% solution, 100 mL of 40% solution, and 50 mL of 20% solution. If all three solutions are mixed together, what would be the final volume and the final concentration?</text:p>
        </text:list-item>
      </text:list>
      <text:p text:style-name="P9"/>
      <text:p text:style-name="P9"/>
      <text:p text:style-name="P9"/>
      <text:list xml:id="list627228354" text:continue-numbering="true" text:style-name="L2">
        <text:list-item>
          <text:p text:style-name="P16">Determine how many mL of a 14.6% sodium chloride solution and how many mL of SWFI <text:soft-page-break/>need to be mixed together to make 500 mL of ¼NS (0.225% sodium chloride). </text:p>
        </text:list-item>
      </text:list>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Arial1" svg:font-family="Arial" style:font-pitch="variable"/>
    <style:font-face style:name="DejaVu Sans" svg:font-family="'DejaVu Sans'" style:font-pitch="variable"/>
    <style:font-face style:name="HG Mincho Light J" svg:font-family="'HG Mincho Light J'" style:font-pitch="variable"/>
    <style:font-face style:name="Arial" svg:font-family="Arial" style:font-family-generic="roman"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5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21T04:50:15</meta:creation-date>
    <dc:date>2012-02-21T21:52:22</dc:date>
    <dc:creator>Sean Parsons</dc:creator>
    <meta:editing-duration>PT2H20M2S</meta:editing-duration>
    <meta:editing-cycles>5</meta:editing-cycles>
    <meta:generator>LibreOffice/3.3$Linux LibreOffice_project/330m19$Build-301</meta:generator>
    <meta:document-statistic meta:table-count="0" meta:image-count="1" meta:object-count="9" meta:page-count="6" meta:paragraph-count="49" meta:word-count="874" meta:character-count="5152"/>
  </office:meta>
</office:document-meta>
</file>

<file path=Object 1/content.xml><?xml version="1.0" encoding="utf-8"?>
<math xmlns="http://www.w3.org/1998/Math/MathML">
  <semantics>
    <mrow>
      <mfrac>
        <mrow>
          <mn>15</mn>
          <mi mathvariant="normal">g</mi>
        </mrow>
        <mrow>
          <mn>100</mn>
          <mi>mL</mi>
        </mrow>
      </mfrac>
      <mo stretchy="false">=</mo>
      <mfrac>
        <mi mathvariant="normal">N</mi>
        <mrow>
          <mn>50</mn>
          <mi>mL</mi>
        </mrow>
      </mfrac>
    </mrow>
    <annotation encoding="StarMath 5.0">{{15 g} over {100 mL}}={{N} over {50 mL}}</annotation>
  </semantics>
</math>
</file>

<file path=Object 2/content.xml><?xml version="1.0" encoding="utf-8"?>
<math xmlns="http://www.w3.org/1998/Math/MathML">
  <semantics>
    <mrow>
      <mi mathvariant="normal">N</mi>
      <mo stretchy="false">=</mo>
      <mrow>
        <mn>7.5</mn>
        <mi mathvariant="normal">g</mi>
      </mrow>
    </mrow>
    <annotation encoding="StarMath 5.0">N={7.5 g}</annotation>
  </semantics>
</math>
</file>

<file path=Object 3/content.xml><?xml version="1.0" encoding="utf-8"?>
<math xmlns="http://www.w3.org/1998/Math/MathML">
  <semantics>
    <mrow>
      <mfrac>
        <mrow>
          <mn>7.5</mn>
          <mi mathvariant="normal">g</mi>
        </mrow>
        <mrow>
          <mn>150</mn>
          <mi>mL</mi>
        </mrow>
      </mfrac>
      <mo stretchy="false">=</mo>
      <mfrac>
        <mi mathvariant="normal">N</mi>
        <mrow>
          <mn>100</mn>
          <mi>mL</mi>
        </mrow>
      </mfrac>
    </mrow>
    <annotation encoding="StarMath 5.0">{{7.5 g} over {150 mL}}={{N} over {100 mL}}</annotation>
  </semantics>
</math>
</file>

<file path=Object 4/content.xml><?xml version="1.0" encoding="utf-8"?>
<math xmlns="http://www.w3.org/1998/Math/MathML">
  <semantics>
    <mrow>
      <mi mathvariant="normal">N</mi>
      <mo stretchy="false">=</mo>
      <mstyle mathvariant="bold">
        <mrow>
          <mrow>
            <mn>5</mn>
            <mtext>%</mtext>
          </mrow>
        </mrow>
      </mstyle>
    </mrow>
    <annotation encoding="StarMath 5.0">N=bold{5"%"}</annotation>
  </semantics>
</math>
</file>

<file path=Object 5/content.xml><?xml version="1.0" encoding="utf-8"?>
<math xmlns="http://www.w3.org/1998/Math/MathML">
  <semantics>
    <mrow>
      <mrow>
        <mrow>
          <mo stretchy="false">(</mo>
          <mrow>
            <mn>15</mn>
            <mtext>%</mtext>
          </mrow>
          <mo stretchy="false">)</mo>
        </mrow>
        <mrow>
          <mo stretchy="false">(</mo>
          <mrow>
            <mn>50</mn>
            <mi>mL</mi>
          </mrow>
          <mo stretchy="false">)</mo>
        </mrow>
      </mrow>
      <mo stretchy="false">=</mo>
      <mrow>
        <mrow>
          <mo stretchy="false">(</mo>
          <msub>
            <mi mathvariant="normal">C</mi>
            <mn>2</mn>
          </msub>
          <mo stretchy="false">)</mo>
        </mrow>
        <mrow>
          <mo stretchy="false">(</mo>
          <mrow>
            <mn>150</mn>
            <mi>mL</mi>
          </mrow>
          <mo stretchy="false">)</mo>
        </mrow>
      </mrow>
    </mrow>
    <annotation encoding="StarMath 5.0">{(15"%") (50 mL)} = {(C_2) (150 mL)}</annotation>
  </semantics>
</math>
</file>

<file path=Object 6/content.xml><?xml version="1.0" encoding="utf-8"?>
<math xmlns="http://www.w3.org/1998/Math/MathML">
  <semantics>
    <mrow>
      <mfrac>
        <mrow>
          <mrow>
            <mo stretchy="false">(</mo>
            <mrow>
              <mn>15</mn>
              <mtext>%</mtext>
            </mrow>
            <mo stretchy="false">)</mo>
          </mrow>
          <mrow>
            <mo stretchy="false">(</mo>
            <mrow>
              <mn>50</mn>
              <mtext/>
              <mi>mL</mi>
            </mrow>
            <mo stretchy="false">)</mo>
          </mrow>
        </mrow>
        <mrow>
          <mn>150</mn>
          <mi>mL</mi>
        </mrow>
      </mfrac>
      <mo stretchy="false">=</mo>
      <mfrac>
        <mrow>
          <mrow>
            <mo stretchy="false">(</mo>
            <msub>
              <mi mathvariant="normal">C</mi>
              <mn>2</mn>
            </msub>
            <mo stretchy="false">)</mo>
          </mrow>
          <mrow>
            <mo stretchy="false">(</mo>
            <mrow>
              <mn>150</mn>
              <mi>mL</mi>
            </mrow>
            <mo stretchy="false">)</mo>
          </mrow>
        </mrow>
        <mrow>
          <mn>150</mn>
          <mi>mL</mi>
        </mrow>
      </mfrac>
    </mrow>
    <annotation encoding="StarMath 5.0">{{(15"%") (50% mL)} over {150 mL}} = {{({C_2}) ( overstrike{150 mL})} over {overstrike {150 mL}}}</annotation>
  </semantics>
</math>
</file>

<file path=Object 7/content.xml><?xml version="1.0" encoding="utf-8"?>
<math xmlns="http://www.w3.org/1998/Math/MathML">
  <semantics>
    <mrow>
      <msub>
        <mi mathvariant="normal">C</mi>
        <mn>2</mn>
      </msub>
      <mo stretchy="false">=</mo>
      <mstyle mathvariant="bold">
        <mrow>
          <mrow>
            <mn>5</mn>
            <mtext>%</mtext>
          </mrow>
        </mrow>
      </mstyle>
    </mrow>
    <annotation encoding="StarMath 5.0">C_2=bold{5"%"}</annotation>
  </semantics>
</math>
</file>

<file path=Object 8/content.xml><?xml version="1.0" encoding="utf-8"?>
<math xmlns="http://www.w3.org/1998/Math/MathML">
  <semantics>
    <mrow>
      <mrow>
        <mfrac>
          <mn>5</mn>
          <mn>30</mn>
        </mfrac>
        <mo stretchy="false">×</mo>
        <mn>1000</mn>
      </mrow>
      <mrow>
        <mi>mL</mi>
        <mo stretchy="false">=</mo>
        <mstyle mathvariant="bold">
          <mrow>
            <mrow>
              <mn>167</mn>
              <mi>mL</mi>
              <mi>of</mi>
              <mn>70</mn>
              <mtext>%</mtext>
              <mi>solution.</mi>
            </mrow>
          </mrow>
        </mstyle>
      </mrow>
    </mrow>
    <annotation encoding="StarMath 5.0">{5 over 30} times 1000 mL = bold {167 mL of 70"%" solution.}</annotation>
  </semantics>
</math>
</file>

<file path=Object 9/content.xml><?xml version="1.0" encoding="utf-8"?>
<math xmlns="http://www.w3.org/1998/Math/MathML">
  <semantics>
    <mrow>
      <mrow>
        <mfrac>
          <mn>25</mn>
          <mn>30</mn>
        </mfrac>
        <mo stretchy="false">×</mo>
        <mn>1000</mn>
      </mrow>
      <mrow>
        <mi>mL</mi>
        <mo stretchy="false">=</mo>
        <mstyle mathvariant="bold">
          <mrow>
            <mrow>
              <mn>833</mn>
              <mi>mL</mi>
              <mi>of</mi>
              <mn>40</mn>
              <mtext>%</mtext>
              <mi>solution.</mi>
            </mrow>
          </mrow>
        </mstyle>
      </mrow>
    </mrow>
    <annotation encoding="StarMath 5.0">{25 over 30} times 1000 mL = bold {833 mL of 40"%" solution.}</annotation>
  </semantics>
</math>
</file>